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7.98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2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scripció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egistro de ensayo dinámico con y sin alimentación sobre balanceadora</text:p>
          </table:table-cell>
        </table:table-row>
        <table:table-row table:style-name="ro1">
          <table:table-cell office:value-type="string" calcext:value-type="string">
            <text:p>Fecha registro</text:p>
          </table:table-cell>
          <table:table-cell table:style-name="ce1" office:value-type="date" office:date-value="2020-02-08" calcext:value-type="date">
            <text:p>08/02/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Gustavo V. Diaz</text:p>
          </table:table-cell>
        </table:table-row>
      </table:table>
      <table:table table:name="Registro actividad" table:style-name="ta1"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o registro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Registro fotográfico</text:p>
          </table:table-cell>
          <table:table-cell office:value-type="string" calcext:value-type="string">
            <text:p>Nombre registro osciloscopio</text:p>
          </table:table-cell>
          <table:table-cell office:value-type="string" calcext:value-type="string">
            <text:p>Observ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36M00S" calcext:value-type="time">
            <text:p>10:36 AM</text:p>
          </table:table-cell>
          <table:table-cell office:value-type="string" calcext:value-type="string">
            <text:p>Empecé a acomodar los componentes desacomodadamente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40M00S" calcext:value-type="time">
            <text:p>10:40 AM</text:p>
          </table:table-cell>
          <table:table-cell office:value-type="string" calcext:value-type="string">
            <text:p>Prueba de lectura de osciloscopio, mido con el canal 1 la señal de prueba con el osciloscop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sayo prueba 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43M00S" calcext:value-type="time">
            <text:p>10:43 AM</text:p>
          </table:table-cell>
          <table:table-cell office:value-type="string" calcext:value-type="string">
            <text:p>Pegar reflactor de sensor izquierdo en balanceador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50M00S" calcext:value-type="time">
            <text:p>10:50 AM</text:p>
          </table:table-cell>
          <table:table-cell office:value-type="string" calcext:value-type="string">
            <text:p>Buena idea sobre ensayo. Puedo ver con los dos sensores de desplazamiento si tiene las señales cruzadas. O sea ver la vibración del izquierdo en el derecho y vicever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51M00S" calcext:value-type="time">
            <text:p>10:51 AM</text:p>
          </table:table-cell>
          <table:table-cell office:value-type="string" calcext:value-type="string">
            <text:p>Sigo acomodando el sens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11H04M00S" calcext:value-type="time">
            <text:p>11:04 AM</text:p>
          </table:table-cell>
          <table:table-cell office:value-type="string" calcext:value-type="string">
            <text:p>Cambio de cámara, registro con el de Ceci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11H20M00S" calcext:value-type="time">
            <text:p>11:20 AM</text:p>
          </table:table-cell>
          <table:table-cell office:value-type="string" calcext:value-type="string">
            <text:p>Verifico tensión de alimentación de fuente principal 12 Vdc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El viejo jodiendo encontró un ruido que se induce en los dos sensores por igual. Configurado con sensor óptico conectado, inductivo conectado y PCB sin alimentación. Puntas osciloscopio V1 en sensor óptico y V2 en sensor inductivo con fuente (sin alimentación conectada)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11H53M00S" calcext:value-type="time">
            <text:p>11:53 AM</text:p>
          </table:table-cell>
          <table:table-cell office:value-type="string" calcext:value-type="string">
            <text:p>Resultó ser que sin la fuente de alimentación conectada se induce lo medido por el sensor inductivo en el sensor óptico. Conectado la fuente deja de medir la señal inducida y mide una señal en contra fase, calculo que será algún ruido del receptor óptico. Ensayo anexo 1 con fuente conectada Ensayo anexo 2 sin fuente conectada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nsayo anexo 1; Ensayo anexo 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12H06M00S" calcext:value-type="time">
            <text:p>12:06 PM</text:p>
          </table:table-cell>
          <table:table-cell office:value-type="string" calcext:value-type="string">
            <text:p>Registro de ruido en canal V1 con (Ensayo anexo 4) y sin fuente (Ensayo anexo 3)</text:p>
          </table:table-cell>
          <table:table-cell/>
          <table:table-cell office:value-type="string" calcext:value-type="string">
            <text:p>Ensayo anexo 3; Ensayo anexo 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12H16M00S" calcext:value-type="time">
            <text:p>12:16 PM</text:p>
          </table:table-cell>
          <table:table-cell office:value-type="string" calcext:value-type="string">
            <text:p>Energicé el banco y encuentro que la tensión del sensor se modificaba (medida con tester) de a poco por lo cual voy a dejar pasar 5 minutos para que se caliente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12H27M00S" calcext:value-type="time">
            <text:p>12:27 PM</text:p>
          </table:table-cell>
          <table:table-cell office:value-type="string" calcext:value-type="string">
            <text:p>Ajuste de sensado óptico para que la tensión de reposo sea cercana a 5,88V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12H33M00S" calcext:value-type="time">
            <text:p>12:33 PM</text:p>
          </table:table-cell>
          <table:table-cell office:value-type="string" calcext:value-type="string">
            <text:p>Inicio los preparativos para registrar los ensayos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12H36M00S" calcext:value-type="time">
            <text:p>12:36 PM</text:p>
          </table:table-cell>
          <table:table-cell office:value-type="string" calcext:value-type="string">
            <text:p>Configuración de canal 1 en acople de alterna para detectar las variaciones de V sin el punto de repos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12H40M00S" calcext:value-type="time">
            <text:p>12:40 PM</text:p>
          </table:table-cell>
          <table:table-cell office:value-type="string" calcext:value-type="string">
            <text:p>Inicio los ensayos sin alimentación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12H44M00S" calcext:value-type="time">
            <text:p>12:44 PM</text:p>
          </table:table-cell>
          <table:table-cell office:value-type="string" calcext:value-type="string">
            <text:p>Registro de ruido en señales de osciloscopio</text:p>
          </table:table-cell>
          <table:table-cell/>
          <table:table-cell office:value-type="string" calcext:value-type="string">
            <text:p>Ensayo anexo 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12H58M00S" calcext:value-type="time">
            <text:p>12:58 PM</text:p>
          </table:table-cell>
          <table:table-cell office:value-type="string" calcext:value-type="string">
            <text:p>Ensayo anexo sin alimentación con ningún jumper conectado. Supuestamente mido directamente la fuen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nsayo anexo 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13H00M00S" calcext:value-type="time">
            <text:p>01:00 PM</text:p>
          </table:table-cell>
          <table:table-cell office:value-type="string" calcext:value-type="string">
            <text:p>Almuerz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time" office:time-value="PT14H24M00S" calcext:value-type="time">
            <text:p>02:24 PM</text:p>
          </table:table-cell>
          <table:table-cell office:value-type="string" calcext:value-type="string">
            <text:p>Vuelta al laburo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time" office:time-value="PT14H25M00S" calcext:value-type="time">
            <text:p>02:25 PM</text:p>
          </table:table-cell>
          <table:table-cell office:value-type="string" calcext:value-type="string">
            <text:p>Cambio de rotor (rotor 2)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14H30M00S" calcext:value-type="time">
            <text:p>02:30 PM</text:p>
          </table:table-cell>
          <table:table-cell office:value-type="string" calcext:value-type="string">
            <text:p>Se salió el rotor girando y sacó el reflector. Tuve que volver a pegarl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14H33M00S" calcext:value-type="time">
            <text:p>02:33 PM</text:p>
          </table:table-cell>
          <table:table-cell office:value-type="string" calcext:value-type="string">
            <text:p>Tuve que regular nuevamente el punto de reposo porque no reflejaba lo mismo. SU punto de reposo quedó a 5,8V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time" office:time-value="PT15H20M00S" calcext:value-type="time">
            <text:p>03:20 PM</text:p>
          </table:table-cell>
          <table:table-cell office:value-type="string" calcext:value-type="string">
            <text:p>Fin de ensayos nominale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time" office:time-value="PT15H21M00S" calcext:value-type="time">
            <text:p>03:21 PM</text:p>
          </table:table-cell>
          <table:table-cell office:value-type="string" calcext:value-type="string">
            <text:p>Ensayo con filmación configurado con s_alim y con el rotor nro 1 jumper Js1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in de ensayo, desarm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</table:table>
      <table:table table:name="Ensayo s_alim" table:style-name="ta1">
        <table:table-column table:style-name="co2" table:default-cell-style-name="ce3"/>
        <table:table-column table:style-name="co6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Título</text:p>
          </table:table-cell>
          <table:table-cell table:style-name="Default" office:value-type="string" calcext:value-type="string">
            <text:p>Registro de ensayo dinámico sin alimentació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nfiguración sensor óptico Jde1 y Jdr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Configuración osciloscopi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Sensor óptico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2</text:p>
          </table:table-cell>
          <table:table-cell table:style-name="Default" office:value-type="string" calcext:value-type="string">
            <text:p>Sensor balanceador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1 con acople AC configurad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ro ensayo</text:p>
          </table:table-cell>
          <table:table-cell table:style-name="Default" office:value-type="string" calcext:value-type="string">
            <text:p>R configuración</text:p>
          </table:table-cell>
          <table:table-cell office:value-type="string" calcext:value-type="string">
            <text:p>Sensor</text:p>
          </table:table-cell>
          <table:table-cell table:style-name="Default" office:value-type="string" calcext:value-type="string">
            <text:p>Masa elegida</text:p>
          </table:table-cell>
          <table:table-cell office:value-type="string" calcext:value-type="string">
            <text:p>Regi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1; Ensayo s_alim 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3; Ensayo s_alim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5; Ensayo s_alim 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s_alim 7; Ensayo s_alim 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9; Ensayo s_alim 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11; Ensayo s_alim 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13; Ensayo s_alim 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s_alim 15; Ensayo s_alim 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s11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17; Ensayo s_alim 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s12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19;Ensayo s_alim 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13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21; Ensayo s_alim 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s14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s_alim 23; Ensayo s_alim 24</text:p>
          </table:table-cell>
        </table:table-row>
      </table:table>
      <table:table table:name="Ensayo c_alim" table:style-name="ta1">
        <table:table-column table:style-name="co2" table:default-cell-style-name="Default"/>
        <table:table-column table:style-name="co7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Título</text:p>
          </table:table-cell>
          <table:table-cell table:style-name="Default" office:value-type="string" calcext:value-type="string">
            <text:p>Registro de ensayo dinámico con alimentación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nfiguración sensor óptico Jde1 y Jdr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nfiguración osciloscopi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string" calcext:value-type="string">
            <text:p>Sensor óptico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string" calcext:value-type="string">
            <text:p>Sensor balanceadora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1 y V2 con acople AC configurado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1 y V2 con filtro pasa bajos 20 Mhz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ro ensayo</text:p>
          </table:table-cell>
          <table:table-cell table:style-name="Default" office:value-type="string" calcext:value-type="string">
            <text:p>R configuración</text:p>
          </table:table-cell>
          <table:table-cell office:value-type="string" calcext:value-type="string">
            <text:p>Sensor</text:p>
          </table:table-cell>
          <table:table-cell table:style-name="Default" office:value-type="string" calcext:value-type="string">
            <text:p>Masa elegida</text:p>
          </table:table-cell>
          <table:table-cell office:value-type="string" calcext:value-type="string">
            <text:p>Regi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derech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derech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derech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c_alim 1; Ensayo c_alim 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ayo c_alim 3; Encayo c_alim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sayo c_alim 5; Ensayo c_alim 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izquie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c_alim 7; Ensayo c_alim 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c_alim 9;Ensayo c_alim 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sayo c_alim 11; Ensayo c_alim 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izquie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s21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c_alim 13; Ensayo c_alim 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s22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c_alim 15; Ensayo c_alim 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23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ayo c_alim 17; Ensayo c_alim 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s24</text:p>
          </table:table-cell>
          <table:table-cell office:value-type="string" calcext:value-type="string">
            <text:p>izquie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/00/0000</text:date>, <text:time style:data-style-name="N2" text:time-value="10:36:38.5687225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0:38:51.910676929</meta:creation-date>
    <dc:date>2020-02-08T15:26:38.816539367</dc:date>
    <meta:editing-duration>PT38M55S</meta:editing-duration>
    <meta:editing-cycles>4</meta:editing-cycles>
    <meta:generator>LibreOffice/5.1.6.2$Linux_X86_64 LibreOffice_project/10m0$Build-2</meta:generator>
    <meta:document-statistic meta:table-count="4" meta:cell-count="346" meta:object-count="0"/>
  </office:meta>
</office:document-meta>
</file>